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3">
      <style:text-properties fo:font-weight="normal" style:font-weight-asian="normal" style:font-weight-complex="normal"/>
    </style:style>
    <style:style style:name="P2" style:family="paragraph" style:parent-style-name="Standard">
      <style:paragraph-properties fo:margin-left="0.7874in" fo:margin-right="0in" fo:margin-top="0in" fo:margin-bottom="0.0398in" fo:text-indent="0in" style:auto-text-indent="false"/>
      <style:text-properties fo:font-weight="bold" style:font-weight-asian="bold" style:font-weight-complex="bold"/>
    </style:style>
    <style:style style:name="P3" style:family="paragraph" style:parent-style-name="Standard">
      <style:paragraph-properties fo:margin-left="0.7874in" fo:margin-right="0in" fo:margin-top="0in" fo:margin-bottom="0.0398in" fo:text-indent="0in" style:auto-text-indent="false">
        <style:tab-stops>
          <style:tab-stop style:position="0.902in"/>
          <style:tab-stop style:position="2.5764in"/>
          <style:tab-stop style:position="3.4228in"/>
        </style:tab-stops>
      </style:paragraph-properties>
      <style:text-properties fo:font-weight="bold" style:font-weight-asian="bold" style:font-weight-complex="bold"/>
    </style:style>
    <style:style style:name="P4" style:family="paragraph" style:parent-style-name="Standard">
      <style:paragraph-properties fo:margin-left="0.7874in" fo:margin-right="0in" fo:margin-top="0in" fo:margin-bottom="0.0398in" fo:text-indent="0in" style:auto-text-indent="false">
        <style:tab-stops>
          <style:tab-stop style:position="0.902in"/>
        </style:tab-stops>
      </style:paragraph-properties>
      <style:text-properties fo:font-weight="bold" style:font-weight-asian="bold" style:font-weight-complex="bold"/>
    </style:style>
    <style:style style:name="P5" style:family="paragraph" style:parent-style-name="Standard">
      <style:paragraph-properties fo:margin-left="0.7874in" fo:margin-right="0in" fo:margin-top="0.0398in" fo:margin-bottom="0in" fo:text-indent="0in" style:auto-text-indent="false"/>
      <style:text-properties fo:font-weight="bold" style:font-weight-asian="bold" style:font-weight-complex="bold"/>
    </style:style>
    <style:style style:name="P6" style:family="paragraph" style:parent-style-name="Standard">
      <style:paragraph-properties fo:margin-left="1.5752in" fo:margin-right="0in" fo:margin-top="0in" fo:margin-bottom="0.0398in" fo:text-indent="0in" style:auto-text-indent="false">
        <style:tab-stops>
          <style:tab-stop style:position="0.3335in"/>
        </style:tab-stops>
      </style:paragraph-properties>
      <style:text-properties fo:font-weight="normal" style:font-weight-asian="normal" style:font-weight-complex="normal"/>
    </style:style>
    <style:style style:name="P7" style:family="paragraph" style:parent-style-name="Standard">
      <style:paragraph-properties fo:margin-left="1.5752in" fo:margin-right="0in" fo:text-indent="0in" style:auto-text-indent="false"/>
    </style:style>
    <style:style style:name="P8" style:family="paragraph" style:parent-style-name="Standard">
      <style:paragraph-properties fo:margin-left="1.5535in" fo:margin-right="0in" fo:margin-top="0.0398in" fo:margin-bottom="0in" fo:text-indent="0in" style:auto-text-indent="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olecular Introduction</text:h>
      <text:p text:style-name="Text_20_body"><text:tab/><text:span text:style-name="T1">learn to know the group and warm up some content already.</text:span></text:p>
      <text:p text:style-name="P3">Where:<text:tab/><text:span text:style-name="T2">course, meeting<text:tab/></text:span>Time:<text:tab/><text:span text:style-name="T2">15'</text:span></text:p>
      <text:p text:style-name="P3">Phases:<text:tab/><text:span text:style-name="T2">start<text:tab/></text:span>Group:<text:span text:style-name="T2"><text:tab/>5-20</text:span></text:p>
      <text:p text:style-name="P3">Requires:<text:span text:style-name="T2"><text:tab/>benefits from an open room setup.</text:span></text:p>
      <text:p text:style-name="P4">Material:</text:p>
      <text:p text:style-name="P6">big cards in shapes of well-known molecules</text:p>
      <text:p text:style-name="P6">magnets</text:p>
      <text:p text:style-name="P2">Description:</text:p>
      <text:p text:style-name="P7">Create cards that have a concept important for the course on the front, and some empty space. Share the cards to students, have them write down their names on them. Then one by one explains what an item is and attaches the card to the board.</text:p>
      <text:p text:style-name="P2">Hint:</text:p>
      <text:p text:style-name="P7">If the group has more than 10 people, let them work in pairs. Be 100% sure that they really know what is on the cards, otherwise it will be very embarassing for them. Eventually, you can print a short description on the back side.</text:p>
      <text:p text:style-name="P5">Example:</text:p>
      <text:p text:style-name="P8">In the beginning of the 2005 Molecular Modeling course, I used ~10 cardboard molecules: tRNA, ribosomal subunits, mRNA, ATP. While introducing themselves, the students explained and thereby repeated the essential basics.</text:p>
      <text:h text:style-name="P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9:36:32</meta:creation-date>
    <dc:date>2014-10-27T19:36:44</dc:date>
    <dc:creator>Academis </dc:creator>
    <meta:editing-duration>P0D</meta:editing-duration>
    <meta:editing-cycles>1</meta:editing-cycles>
    <meta:document-statistic meta:table-count="0" meta:image-count="0" meta:object-count="0" meta:page-count="1" meta:paragraph-count="14" meta:word-count="162" meta:character-count="955" meta:non-whitespace-character-count="806"/>
    <meta:generator>LibreOffice/3.5$Linux_X86_64 LibreOffice_project/350m1$Build-2</meta:generator>
  </office:meta>
</office:document-meta>
</file>